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lack-Lato" svg:font-family="Slack-Lato, appleLogo,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314a" officeooo:paragraph-rsid="0003314a"/>
    </style:style>
    <style:style style:name="P2" style:family="paragraph" style:parent-style-name="Standard">
      <style:text-properties officeooo:paragraph-rsid="0003314a"/>
    </style:style>
    <style:style style:name="P3" style:family="paragraph" style:parent-style-name="Standard">
      <style:text-properties officeooo:rsid="0003314a" officeooo:paragraph-rsid="0003314a" fo:background-color="#ff3333"/>
    </style:style>
    <style:style style:name="P4" style:family="paragraph" style:parent-style-name="Standard">
      <style:text-properties fo:font-weight="bold" officeooo:rsid="0005a893" officeooo:paragraph-rsid="0005a893" style:font-weight-asian="bold" style:font-weight-complex="bold"/>
    </style:style>
    <style:style style:name="T1" style:family="text">
      <style:text-properties officeooo:rsid="0003314a"/>
    </style:style>
    <style:style style:name="T2" style:family="text">
      <style:text-properties fo:font-variant="normal" fo:text-transform="none" fo:color="#1d1c1d" style:font-name="Slack-Lato" fo:font-size="11.25pt" fo:letter-spacing="normal" fo:font-style="normal" fo:font-weight="normal"/>
    </style:style>
    <style:style style:name="T3" style:family="text">
      <style:text-properties fo:font-variant="normal" fo:text-transform="none" fo:color="#1d1c1d" style:font-name="Slack-Lato" fo:font-size="11.25pt" fo:letter-spacing="normal" fo:font-style="normal" fo:font-weight="normal" officeooo:rsid="0003314a"/>
    </style:style>
    <style:style style:name="T4" style:family="text">
      <style:text-properties fo:font-variant="normal" fo:text-transform="none" fo:color="#222222" style:font-name="Slack-Lato" fo:font-size="11.25pt" fo:letter-spacing="normal" fo:font-style="normal" fo:font-weight="normal"/>
    </style:style>
    <style:style style:name="T5" style:family="text">
      <style:text-properties fo:font-variant="normal" fo:text-transform="none" fo:color="#222222" style:font-name="Slack-Lato" fo:font-size="11.25pt" fo:letter-spacing="normal" fo:font-style="normal" fo:font-weight="normal" officeooo:rsid="0003314a"/>
    </style:style>
    <style:style style:name="T6" style:family="text">
      <style:text-properties fo:font-variant="normal" fo:text-transform="none" fo:color="#222222" style:font-name="arial" fo:font-size="12pt" fo:letter-spacing="normal" fo:font-style="normal"/>
    </style:style>
    <style:style style:name="T7" style:family="text">
      <style:text-properties fo:font-variant="normal" fo:text-transform="none" fo:color="#222222" style:font-name="arial" fo:font-size="12pt" fo:letter-spacing="normal" fo:font-style="normal" fo:font-weight="normal"/>
    </style:style>
    <style:style style:name="T8" style:family="text">
      <style:text-properties fo:font-variant="normal" fo:text-transform="none" fo:color="#222222" style:font-name="arial" fo:font-size="12pt" fo:letter-spacing="normal" fo:font-style="normal" fo:font-weight="normal" officeooo:rsid="0003314a"/>
    </style:style>
    <style:style style:name="T9" style:family="text">
      <style:text-properties fo:font-variant="normal" fo:text-transform="none" fo:color="#222222" style:font-name="arial" fo:font-size="12pt" fo:letter-spacing="normal" fo:font-style="normal" fo:font-weight="bold"/>
    </style:style>
    <style:style style:name="T10" style:family="text">
      <style:text-properties fo:font-variant="normal" fo:text-transform="none" fo:color="#222222" style:font-name="arial" fo:font-size="12pt" fo:letter-spacing="normal" fo:font-style="normal" fo:font-weight="bold" officeooo:rsid="0003314a"/>
    </style:style>
    <style:style style:name="T11" style:family="text">
      <style:text-properties fo:font-variant="normal" fo:text-transform="none" fo:color="#222222" fo:letter-spacing="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the difference between nrpe and ncpa in Nagios.</text:span></text:p>
      <text:p text:style-name="P2"><text:span text:style-name="T2"/></text:p>
      <text:p text:style-name="P2"><text:span text:style-name="T2"/></text:p>
      <text:p text:style-name="P3"><text:span text:style-name="T2">NRPE(nagios pemote plugin executer):</text:span></text:p>
      <text:p text:style-name="P1"><text:span text:style-name="T2"/></text:p>
      <text:p text:style-name="P1"><text:span text:style-name="T2"/></text:p>
      <text:p text:style-name="P2"><text:span text:style-name="T3">Nrpe: </text:span><text:span text:style-name="T7">Nagios Remote Plugin Executor ( </text:span><text:span text:style-name="T9">NRPE</text:span><text:span text:style-name="T4"> </text:span><text:span text:style-name="T7">) is an agent used by Nagios XI for communicating with remote hosts. Remote hosts are operating systems like Linux and Windows</text:span></text:p>
      <text:p text:style-name="P2"><text:span text:style-name="T3"/></text:p>
      <text:p text:style-name="P2"><text:span text:style-name="T3"/></text:p>
      <text:p text:style-name="P2"><text:span text:style-name="T8">By default, the </text:span><text:span text:style-name="T10">NRPE</text:span><text:span text:style-name="T5"> </text:span><text:span text:style-name="T8">daemon listens on TCP </text:span><text:span text:style-name="T10">port</text:span><text:span text:style-name="T5"> </text:span><text:span text:style-name="T8">5666, whether it's configured to </text:span><text:span text:style-name="T10">do</text:span><text:span text:style-name="T5"> </text:span><text:span text:style-name="T8">SSL or not.</text:span></text:p>
      <text:p text:style-name="P2"><text:span text:style-name="T3"/></text:p>
      <text:p text:style-name="P2"><text:span text:style-name="T8">Nagios Remote Plugin Executor (</text:span><text:span text:style-name="T10">NRPE</text:span><text:span text:style-name="T8">) is a Nagios agent that allows remote system monitoring using scripts that are hosted on the remote systems. It allows for monitoring of resources such as disk usage, system load or the number of users currently logged in.</text:span></text:p>
      <text:p text:style-name="P2"><text:span text:style-name="T3"/></text:p>
      <text:p text:style-name="P2"><text:span text:style-name="T3"/></text:p>
      <text:p text:style-name="P2"><text:span text:style-name="T10">Nagios</text:span><text:span text:style-name="T5"> </text:span><text:span text:style-name="T8">agents can </text:span><text:span text:style-name="T10">use</text:span><text:span text:style-name="T5"> </text:span><text:span text:style-name="T8">http to move data. snmp, </text:span><text:span text:style-name="T10">ports</text:span><text:span text:style-name="T5"> </text:span><text:span text:style-name="T8">161 and 162 − snmp is an important part of network monitoring. </text:span><text:span text:style-name="T10">Port</text:span><text:span text:style-name="T5"> </text:span><text:span text:style-name="T8">161 is used to send requests to nodes and post 162 is used to receive results. ssh, </text:span><text:span text:style-name="T10">port</text:span><text:span text:style-name="T5"> </text:span><text:span text:style-name="T8">22 − </text:span><text:span text:style-name="T10">Nagios</text:span><text:span text:style-name="T5"> </text:span><text:span text:style-name="T8">is built to run natively on CentOS or RHEL Linux.</text:span></text:p>
      <text:p text:style-name="P2"><text:span text:style-name="T3"/></text:p>
      <text:p text:style-name="P2"><text:span text:style-name="T3"/></text:p>
      <text:p text:style-name="P2"><text:span text:style-name="T10">SNMP</text:span><text:span text:style-name="T5"> </text:span><text:span text:style-name="T8">is used to monitor network connected devices. It consists of a manager and a number of agents. The manager at regular intervals polls the agents on </text:span><text:span text:style-name="T10">port</text:span><text:span text:style-name="T5"> </text:span><text:span text:style-name="T8">UDP/161 and queries the Management Information Bases (MIB) for the device.</text:span></text:p>
      <text:p text:style-name="P2"><text:span text:style-name="T3"/></text:p>
      <text:p text:style-name="P2"><text:span text:style-name="T3"/></text:p>
      <text:p text:style-name="P2"><text:span text:style-name="T10">Nagios</text:span><text:span text:style-name="T5"> </text:span><text:span text:style-name="T8">is a free and open source computer software application that monitors systems, networks and infrastructure. </text:span><text:span text:style-name="T10">Nagios</text:span><text:span text:style-name="T5"> </text:span><text:span text:style-name="T8">offers monitoring and alerting services for servers, switches, applications and services. It alerts users when things go wrong and alerts them a second time when the problem has been resolved.</text:span></text:p>
      <text:p text:style-name="P2"/>
      <text:p text:style-name="P2"><text:span text:style-name="T9">Purpose</text:span><text:span text:style-name="T11"> </text:span><text:span text:style-name="T7">of the </text:span><text:span text:style-name="T9">SNMP</text:span><text:span text:style-name="T7">. Although the original </text:span><text:span text:style-name="T9">purpose</text:span><text:span text:style-name="T11"> </text:span><text:span text:style-name="T7">of the Simple Network Management Protocol (</text:span><text:span text:style-name="T9">SNMP</text:span><text:span text:style-name="T7">) was to let network administrators remotely manage an Internet system, the design of </text:span><text:span text:style-name="T9">SNMP</text:span><text:span text:style-name="T11"> </text:span><text:span text:style-name="T7">lets network administrators manage applications and systems. ... Lets you manage and monitor all network components from one console.</text:span></text:p>
      <text:p text:style-name="P2"><text:span text:style-name="T7"/></text:p>
      <text:p text:style-name="P4"><text:span text:style-name="T6">Active and passive checks:</text:span></text:p>
      <text:p text:style-name="P2"><text:span text:style-name="T7">The major difference between </text:span><text:span text:style-name="T9">active and passive</text:span><text:span text:style-name="T7"> checks is that </text:span><text:span text:style-name="T9">active</text:span><text:span text:style-name="T7"> checks are initiated and performed by </text:span><text:span text:style-name="T9">Nagios</text:span><text:span text:style-name="T7">, while </text:span><text:span text:style-name="T9">passive</text:span><text:span text:style-name="T7"> checks are performed by external applications.</text:span></text:p>
      <text:p text:style-name="P2"><text:span text:style-name="T7"/></text:p>
      <text:p text:style-name="P2"><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lack-Lato" svg:font-family="Slack-Lato, appleLogo,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5T11:55:02.162260976</meta:creation-date>
    <dc:date>2019-12-25T13:28:38.415426293</dc:date>
    <meta:editing-duration>PT53M5S</meta:editing-duration>
    <meta:editing-cycles>1</meta:editing-cycles>
    <meta:document-statistic meta:table-count="0" meta:image-count="0" meta:object-count="0" meta:page-count="1" meta:paragraph-count="11" meta:word-count="320" meta:character-count="1946" meta:non-whitespace-character-count="1637"/>
    <meta:generator>LibreOffice/5.1.6.2$Linux_X86_64 LibreOffice_project/10m0$Build-2</meta:generator>
  </office:meta>
</office:document-meta>
</file>